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129"/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2" table:formula="of:=1/100000" office:value-type="float" office:value="0.00001" calcext:value-type="float">
            <text:p>10.00E-06</text:p>
          </table:table-cell>
          <table:table-cell table:style-name="ce2" table:formula="of:=1/47000" office:value-type="float" office:value="0.0000212765957446809" calcext:value-type="float">
            <text:p>21.28E-06</text:p>
          </table:table-cell>
          <table:table-cell table:style-name="ce2" table:formula="of:=1/22000" office:value-type="float" office:value="0.0000454545454545455" calcext:value-type="float">
            <text:p>45.45E-06</text:p>
          </table:table-cell>
          <table:table-cell table:style-name="ce2" table:formula="of:=1/10000" office:value-type="float" office:value="0.0001" calcext:value-type="float">
            <text:p>100.00E-06</text:p>
          </table:table-cell>
          <table:table-cell table:style-name="ce1" office:value-type="string" calcext:value-type="string">
            <text:p>GTOTAL</text:p>
          </table:table-cell>
          <table:table-cell table:style-name="ce1" office:value-type="string" calcext:value-type="string">
            <text:p>REQ</text:p>
          </table:table-cell>
          <table:table-cell table:style-name="ce1" office:value-type="string" calcext:value-type="string">
            <text:p>GAIN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" office:value-type="float" office:value="0.00001" calcext:value-type="float">
            <text:p>10.00E-06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2:.E2])" office:value-type="float" office:value="0.000176731141199226" calcext:value-type="float">
            <text:p>176.73E-06</text:p>
          </table:table-cell>
          <table:table-cell table:formula="of:=1/[.F2]" office:value-type="float" office:value="5658.31235635329" calcext:value-type="float">
            <text:p>5.66E+03</text:p>
          </table:table-cell>
          <table:table-cell table:formula="of:=10000/[.G2]" office:value-type="float" office:value="1.76731141199226" calcext:value-type="float">
            <text:p>1.77E+00</text:p>
          </table:table-cell>
          <table:table-cell table:formula="of:=20*LOG10([.H2])" office:value-type="float" office:value="4.94626163635655" calcext:value-type="float">
            <text:p>4.9</text:p>
          </table:table-cell>
          <table:table-cell table:formula="of:=[.H2]*[.$J$1]" office:value-type="float" office:value="113.107930367505" calcext:value-type="float">
            <text:p>11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3:.E3])" office:value-type="float" office:value="0.000166731141199226" calcext:value-type="float">
            <text:p>166.73E-06</text:p>
          </table:table-cell>
          <table:table-cell table:formula="of:=1/[.F3]" office:value-type="float" office:value="5997.67981438515" calcext:value-type="float">
            <text:p>6.00E+03</text:p>
          </table:table-cell>
          <table:table-cell table:formula="of:=10000/[.G3]" office:value-type="float" office:value="1.66731141199226" calcext:value-type="float">
            <text:p>1.67E+00</text:p>
          </table:table-cell>
          <table:table-cell table:formula="of:=20*LOG10([.H3])" office:value-type="float" office:value="4.44033445461541" calcext:value-type="float">
            <text:p>4.4</text:p>
          </table:table-cell>
          <table:table-cell table:formula="of:=[.H3]*[.$J$1]" office:value-type="float" office:value="106.707930367505" calcext:value-type="float">
            <text:p>107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" office:value-type="float" office:value="0.00001" calcext:value-type="float">
            <text:p>10.00E-06</text:p>
          </table:table-cell>
          <table:table-cell table:style-name="Default" office:value-type="float" office:value="0" calcext:value-type="float">
            <text:p>0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4:.E4])" office:value-type="float" office:value="0.000155454545454545" calcext:value-type="float">
            <text:p>155.45E-06</text:p>
          </table:table-cell>
          <table:table-cell table:formula="of:=1/[.F4]" office:value-type="float" office:value="6432.7485380117" calcext:value-type="float">
            <text:p>6.43E+03</text:p>
          </table:table-cell>
          <table:table-cell table:formula="of:=10000/[.G4]" office:value-type="float" office:value="1.55454545454545" calcext:value-type="float">
            <text:p>1.55E+00</text:p>
          </table:table-cell>
          <table:table-cell table:formula="of:=20*LOG10([.H4])" office:value-type="float" office:value="3.83206850467858" calcext:value-type="float">
            <text:p>3.8</text:p>
          </table:table-cell>
          <table:table-cell table:formula="of:=[.H4]*[.$J$1]" office:value-type="float" office:value="99.4909090909091" calcext:value-type="float">
            <text:p>9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5:.E5])" office:value-type="float" office:value="0.000145454545454545" calcext:value-type="float">
            <text:p>145.45E-06</text:p>
          </table:table-cell>
          <table:table-cell table:formula="of:=1/[.F5]" office:value-type="float" office:value="6875" calcext:value-type="float">
            <text:p>6.88E+03</text:p>
          </table:table-cell>
          <table:table-cell table:formula="of:=10000/[.G5]" office:value-type="float" office:value="1.45454545454545" calcext:value-type="float">
            <text:p>1.45E+00</text:p>
          </table:table-cell>
          <table:table-cell table:formula="of:=20*LOG10([.H5])" office:value-type="float" office:value="3.254545949954" calcext:value-type="float">
            <text:p>3.3</text:p>
          </table:table-cell>
          <table:table-cell table:formula="of:=[.H5]*[.$J$1]" office:value-type="float" office:value="93.0909090909091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" office:value-type="float" office:value="0.00001" calcext:value-type="float">
            <text:p>10.00E-06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style-name="Default" office:value-type="float" office:value="0" calcext:value-type="float">
            <text:p>0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6:.E6])" office:value-type="float" office:value="0.000131276595744681" calcext:value-type="float">
            <text:p>131.28E-06</text:p>
          </table:table-cell>
          <table:table-cell table:formula="of:=1/[.F6]" office:value-type="float" office:value="7617.50405186386" calcext:value-type="float">
            <text:p>7.62E+03</text:p>
          </table:table-cell>
          <table:table-cell table:formula="of:=10000/[.G6]" office:value-type="float" office:value="1.31276595744681" calcext:value-type="float">
            <text:p>1.31E+00</text:p>
          </table:table-cell>
          <table:table-cell table:formula="of:=20*LOG10([.H6])" office:value-type="float" office:value="2.36374612195048" calcext:value-type="float">
            <text:p>2.4</text:p>
          </table:table-cell>
          <table:table-cell table:formula="of:=[.H6]*[.$J$1]" office:value-type="float" office:value="84.0170212765957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style-name="Default" office:value-type="float" office:value="0" calcext:value-type="float">
            <text:p>0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7:.E7])" office:value-type="float" office:value="0.000121276595744681" calcext:value-type="float">
            <text:p>121.28E-06</text:p>
          </table:table-cell>
          <table:table-cell table:formula="of:=1/[.F7]" office:value-type="float" office:value="8245.61403508772" calcext:value-type="float">
            <text:p>8.25E+03</text:p>
          </table:table-cell>
          <table:table-cell table:formula="of:=10000/[.G7]" office:value-type="float" office:value="1.21276595744681" calcext:value-type="float">
            <text:p>1.21E+00</text:p>
          </table:table-cell>
          <table:table-cell table:formula="of:=20*LOG10([.H7])" office:value-type="float" office:value="1.67553995473548" calcext:value-type="float">
            <text:p>1.7</text:p>
          </table:table-cell>
          <table:table-cell table:formula="of:=[.H7]*[.$J$1]" office:value-type="float" office:value="77.617021276595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" office:value-type="float" office:value="0.00001" calcext:value-type="float">
            <text:p>10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8:.E8])" office:value-type="float" office:value="0.00011" calcext:value-type="float">
            <text:p>110.00E-06</text:p>
          </table:table-cell>
          <table:table-cell table:formula="of:=1/[.F8]" office:value-type="float" office:value="9090.90909090909" calcext:value-type="float">
            <text:p>9.09E+03</text:p>
          </table:table-cell>
          <table:table-cell table:formula="of:=10000/[.G8]" office:value-type="float" office:value="1.1" calcext:value-type="float">
            <text:p>1.10E+00</text:p>
          </table:table-cell>
          <table:table-cell table:formula="of:=20*LOG10([.H8])" office:value-type="float" office:value="0.827853703164502" calcext:value-type="float">
            <text:p>0.8</text:p>
          </table:table-cell>
          <table:table-cell table:formula="of:=[.H8]*[.$J$1]" office:value-type="float" office:value="70.4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[.$E$1]" office:value-type="float" office:value="0.0001" calcext:value-type="float">
            <text:p>100.00E-06</text:p>
          </table:table-cell>
          <table:table-cell table:formula="of:=SUM([.B9:.E9])" office:value-type="float" office:value="0.0001" calcext:value-type="float">
            <text:p>100.00E-06</text:p>
          </table:table-cell>
          <table:table-cell table:style-name="ce2" table:formula="of:=1/[.F9]" office:value-type="float" office:value="10000" calcext:value-type="float">
            <text:p>10.00E+03</text:p>
          </table:table-cell>
          <table:table-cell table:formula="of:=10000/[.G9]" office:value-type="float" office:value="1" calcext:value-type="float">
            <text:p>1.00E+00</text:p>
          </table:table-cell>
          <table:table-cell table:formula="of:=20*LOG10([.H9])" office:value-type="float" office:value="0" calcext:value-type="float">
            <text:p>0.0</text:p>
          </table:table-cell>
          <table:table-cell table:style-name="ce6" table:formula="of:=[.H9]*[.$J$1]"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" office:value-type="float" office:value="0.00001" calcext:value-type="float">
            <text:p>10.00E-06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B10:.E10])" office:value-type="float" office:value="0.0000767311411992263" calcext:value-type="float">
            <text:p>76.73E-06</text:p>
          </table:table-cell>
          <table:table-cell table:formula="of:=1/[.F10]" office:value-type="float" office:value="13032.5182757751" calcext:value-type="float">
            <text:p>13.03E+03</text:p>
          </table:table-cell>
          <table:table-cell table:formula="of:=10000/[.G10]" office:value-type="float" office:value="0.767311411992263" calcext:value-type="float">
            <text:p>767.31E-03</text:p>
          </table:table-cell>
          <table:table-cell table:formula="of:=20*LOG10([.H10])" office:value-type="float" office:value="-2.30056685239584" calcext:value-type="float">
            <text:p>-2.3</text:p>
          </table:table-cell>
          <table:table-cell table:formula="of:=[.H10]*[.$J$1]" office:value-type="float" office:value="49.1079303675048" calcext:value-type="float">
            <text:p>49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B11:.E11])" office:value-type="float" office:value="0.0000667311411992263" calcext:value-type="float">
            <text:p>66.73E-06</text:p>
          </table:table-cell>
          <table:table-cell table:formula="of:=1/[.F11]" office:value-type="float" office:value="14985.5072463768" calcext:value-type="float">
            <text:p>14.99E+03</text:p>
          </table:table-cell>
          <table:table-cell table:formula="of:=10000/[.G11]" office:value-type="float" office:value="0.667311411992263" calcext:value-type="float">
            <text:p>667.31E-03</text:p>
          </table:table-cell>
          <table:table-cell table:formula="of:=20*LOG10([.H11])" office:value-type="float" office:value="-3.51342896041337" calcext:value-type="float">
            <text:p>-3.5</text:p>
          </table:table-cell>
          <table:table-cell table:formula="of:=[.H11]*[.$J$1]" office:value-type="float" office:value="42.7079303675048" calcext:value-type="float">
            <text:p>4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" office:value-type="float" office:value="0.00001" calcext:value-type="float">
            <text:p>10.00E-06</text:p>
          </table:table-cell>
          <table:table-cell table:style-name="Default" office:value-type="float" office:value="0" calcext:value-type="float">
            <text:p>0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B12:.E12])" office:value-type="float" office:value="0.0000554545454545455" calcext:value-type="float">
            <text:p>55.45E-06</text:p>
          </table:table-cell>
          <table:table-cell table:formula="of:=1/[.F12]" office:value-type="float" office:value="18032.7868852459" calcext:value-type="float">
            <text:p>18.03E+03</text:p>
          </table:table-cell>
          <table:table-cell table:formula="of:=10000/[.G12]" office:value-type="float" office:value="0.554545454545455" calcext:value-type="float">
            <text:p>554.55E-03</text:p>
          </table:table-cell>
          <table:table-cell table:formula="of:=20*LOG10([.H12])" office:value-type="float" office:value="-5.12125700294916" calcext:value-type="float">
            <text:p>-5.1</text:p>
          </table:table-cell>
          <table:table-cell table:formula="of:=[.H12]*[.$J$1]" office:value-type="float" office:value="35.4909090909091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$D$1]" office:value-type="float" office:value="0.0000454545454545455" calcext:value-type="float">
            <text:p>45.45E-06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B13:.E13])" office:value-type="float" office:value="0.0000454545454545455" calcext:value-type="float">
            <text:p>45.45E-06</text:p>
          </table:table-cell>
          <table:table-cell table:style-name="ce2" table:formula="of:=1/[.F13]" office:value-type="float" office:value="22000" calcext:value-type="float">
            <text:p>22.00E+03</text:p>
          </table:table-cell>
          <table:table-cell table:formula="of:=10000/[.G13]" office:value-type="float" office:value="0.454545454545455" calcext:value-type="float">
            <text:p>454.55E-03</text:p>
          </table:table-cell>
          <table:table-cell table:formula="of:=20*LOG10([.H13])" office:value-type="float" office:value="-6.84845361644413" calcext:value-type="float">
            <text:p>-6.8</text:p>
          </table:table-cell>
          <table:table-cell table:formula="of:=[.H13]*[.$J$1]" office:value-type="float" office:value="29.0909090909091" calcext:value-type="float">
            <text:p>29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" office:value-type="float" office:value="0.00001" calcext:value-type="float">
            <text:p>10.00E-06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B14:.E14])" office:value-type="float" office:value="0.0000312765957446809" calcext:value-type="float">
            <text:p>31.28E-06</text:p>
          </table:table-cell>
          <table:table-cell table:formula="of:=1/[.F14]" office:value-type="float" office:value="31972.7891156463" calcext:value-type="float">
            <text:p>31.97E+03</text:p>
          </table:table-cell>
          <table:table-cell table:formula="of:=10000/[.G14]" office:value-type="float" office:value="0.312765957446809" calcext:value-type="float">
            <text:p>312.77E-03</text:p>
          </table:table-cell>
          <table:table-cell table:formula="of:=20*LOG10([.H14])" office:value-type="float" office:value="-10.0956104637508" calcext:value-type="float">
            <text:p>-10.1</text:p>
          </table:table-cell>
          <table:table-cell table:formula="of:=[.H14]*[.$J$1]" office:value-type="float" office:value="20.0170212765957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formula="of:=[.$C$1]" office:value-type="float" office:value="0.0000212765957446809" calcext:value-type="float">
            <text:p>21.28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B15:.E15])" office:value-type="float" office:value="0.0000212765957446809" calcext:value-type="float">
            <text:p>21.28E-06</text:p>
          </table:table-cell>
          <table:table-cell table:style-name="ce2" table:formula="of:=1/[.F15]" office:value-type="float" office:value="47000" calcext:value-type="float">
            <text:p>47.00E+03</text:p>
          </table:table-cell>
          <table:table-cell table:formula="of:=10000/[.G15]" office:value-type="float" office:value="0.212765957446809" calcext:value-type="float">
            <text:p>212.77E-03</text:p>
          </table:table-cell>
          <table:table-cell table:formula="of:=20*LOG10([.H15])" office:value-type="float" office:value="-13.4419571587143" calcext:value-type="float">
            <text:p>-13.4</text:p>
          </table:table-cell>
          <table:table-cell table:formula="of:=[.H15]*[.$J$1]" office:value-type="float" office:value="13.6170212765957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" office:value-type="float" office:value="0.00001" calcext:value-type="float">
            <text:p>10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B16:.E16])" office:value-type="float" office:value="0.00001" calcext:value-type="float">
            <text:p>10.00E-06</text:p>
          </table:table-cell>
          <table:table-cell table:style-name="ce2" table:formula="of:=1/[.F16]" office:value-type="float" office:value="100000" calcext:value-type="float">
            <text:p>100.00E+03</text:p>
          </table:table-cell>
          <table:table-cell table:formula="of:=10000/[.G16]" office:value-type="float" office:value="0.1" calcext:value-type="float">
            <text:p>100.00E-03</text:p>
          </table:table-cell>
          <table:table-cell table:formula="of:=20*LOG10([.H16])" office:value-type="float" office:value="-20" calcext:value-type="float">
            <text:p>-20.0</text:p>
          </table:table-cell>
          <table:table-cell table:formula="of:=[.H16]*[.$J$1]" office:value-type="float" office:value="6.4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B17:.E17])" office:value-type="float" office:value="0" calcext:value-type="float">
            <text:p>0.00E+00</text:p>
          </table:table-cell>
          <table:table-cell table:formula="of:=1/[.F17]" office:value-type="string" office:string-value="" calcext:value-type="error">
            <text:p>#DIV/0!</text:p>
          </table:table-cell>
          <table:table-cell table:formula="of:=10000/[.G17]" office:value-type="string" office:string-value="" calcext:value-type="error">
            <text:p>#DIV/0!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heet1.A2:Sheet1.H1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5:53:00.603560362</meta:creation-date>
    <dc:date>2024-11-10T16:02:43.151150099</dc:date>
    <meta:editing-duration>PT9M43S</meta:editing-duration>
    <meta:editing-cycles>1</meta:editing-cycles>
    <meta:document-statistic meta:table-count="1" meta:cell-count="167" meta:object-count="0"/>
    <meta:generator>LibreOffice/24.2.5.2$Linux_X86_64 LibreOffice_project/420$Build-2</meta:generator>
  </office:meta>
</office:document-meta>
</file>